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language="pt" fo:country="BR" fo:font-weight="normal" officeooo:rsid="000b50b3" officeooo:paragraph-rsid="000b50b3" style:font-weight-asian="normal" style:font-weight-complex="normal"/>
    </style:style>
    <style:style style:name="P2" style:family="paragraph" style:parent-style-name="Standard">
      <style:text-properties style:font-name="Ubuntu Condensed" fo:language="pt" fo:country="BR" fo:font-weight="normal" officeooo:rsid="000b50b3" officeooo:paragraph-rsid="000f6179" style:font-weight-asian="normal" style:font-weight-complex="normal"/>
    </style:style>
    <style:style style:name="P3" style:family="paragraph" style:parent-style-name="Standard">
      <style:text-properties style:font-name="Ubuntu Condensed" fo:language="pt" fo:country="BR" fo:font-weight="normal" officeooo:rsid="000f3111" officeooo:paragraph-rsid="000b50b3" style:font-weight-asian="normal" style:font-weight-complex="normal"/>
    </style:style>
    <style:style style:name="P4" style:family="paragraph" style:parent-style-name="Standard">
      <style:text-properties style:font-name="Ubuntu Condensed" fo:language="pt" fo:country="BR" officeooo:rsid="000b50b3" officeooo:paragraph-rsid="000b50b3"/>
    </style:style>
    <style:style style:name="P5" style:family="paragraph" style:parent-style-name="Standard">
      <style:text-properties style:font-name="Ubuntu Condensed" fo:language="pt" fo:country="BR" fo:font-weight="normal" officeooo:rsid="000b50b3" officeooo:paragraph-rsid="000b50b3" style:font-weight-asian="normal" style:font-weight-complex="normal"/>
    </style:style>
    <style:style style:name="P6" style:family="paragraph" style:parent-style-name="Standard">
      <style:text-properties style:font-name="Ubuntu Condensed" fo:language="pt" fo:country="BR" fo:font-weight="normal" officeooo:rsid="000f9122" officeooo:paragraph-rsid="000f9122" style:font-weight-asian="normal" style:font-weight-complex="normal"/>
    </style:style>
    <style:style style:name="T1" style:family="text">
      <style:text-properties officeooo:rsid="000f3111"/>
    </style:style>
    <style:style style:name="T2" style:family="text">
      <style:text-properties fo:font-size="20pt" style:text-underline-style="none" fo:font-weight="bold" officeooo:rsid="000f3111" style:font-size-asian="20pt" style:font-weight-asian="bold" style:font-size-complex="20pt" style:font-weight-complex="bold"/>
    </style:style>
    <style:style style:name="T3" style:family="text">
      <style:text-properties officeooo:rsid="000f6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2">Estratégia</text:span><text:span text:style-name="T1"> </text:span><text:s/></text:p>
      <text:p text:style-name="P1"/>
      <text:p text:style-name="P6">Algoritmo de estratégia para jogadas simuladas (backtracking):</text:p>
      <text:p text:style-name="P6"/>
      <text:p text:style-name="P6">Enquanto não houver peças compatíveis comprar peça</text:p>
      <text:p text:style-name="P6">Se houver apenas uma peça disponível </text:p>
      <text:p text:style-name="P6"><text:tab/>Jogar peça</text:p>
      <text:p text:style-name="P6">Senão</text:p>
      <text:p text:style-name="P6"><text:tab/>Listar as peças compatíveis</text:p>
      <text:p text:style-name="P6"><text:tab/>Se modo de jogo for FÁCIL</text:p>
      <text:p text:style-name="P6"><text:tab/><text:tab/>Jogar primeira peça da lista</text:p>
      <text:p text:style-name="P6"><text:tab/>Listar os duplos da lista</text:p>
      <text:p text:style-name="P6"><text:tab/>Se houver um duplo na lista</text:p>
      <text:p text:style-name="P6"><text:tab/><text:tab/>Jogar peça dupla</text:p>
      <text:p text:style-name="P6"><text:tab/>Se houver mais de um duplo na lista</text:p>
      <text:p text:style-name="P6"><text:tab/><text:tab/>Substituir compativeis por duplas</text:p>
      <text:p text:style-name="P6"><text:tab/>Se modo de jogo for MÉDIO</text:p>
      <text:p text:style-name="P6"><text:tab/><text:tab/>Jogar primeira peça da lista</text:p>
      <text:p text:style-name="P6"><text:tab/>Listar as peças com lados já comprados pelo usuário</text:p>
      <text:p text:style-name="P6"><text:tab/>Se houver uma peça com lado já comprado pelo usuário</text:p>
      <text:p text:style-name="P6"><text:tab/><text:tab/>Jogar peça</text:p>
      <text:p text:style-name="P6"><text:tab/>Se houver mais de uma</text:p>
      <text:p text:style-name="P6"><text:tab/><text:tab/>Substituir compatíveis por compradas</text:p>
      <text:p text:style-name="P6"><text:tab/>Listar as peças com maior número de repetição</text:p>
      <text:p text:style-name="P6"><text:tab/>Se houver mais de uma peça com maior número de repetição</text:p>
      <text:p text:style-name="P6"><text:tab/><text:tab/>Substituir compatíveis por repetidas</text:p>
      <text:p text:style-name="P6"><text:tab/>Jogar a primeira peça da lista de compatíveis</text:p>
      <text:p text:style-name="P1"/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Filho</meta:initial-creator>
    <meta:creation-date>2014-11-21T15:30:08.940555484</meta:creation-date>
    <meta:generator>LibreOffice/4.2.6.3$Linux_X86_64 LibreOffice_project/420m0$Build-3</meta:generator>
    <dc:date>2014-11-21T23:16:37.780883648</dc:date>
    <dc:creator>Fábio Filho</dc:creator>
    <meta:editing-duration>P0D</meta:editing-duration>
    <meta:editing-cycles>6</meta:editing-cycles>
    <meta:document-statistic meta:table-count="0" meta:image-count="0" meta:object-count="0" meta:page-count="1" meta:paragraph-count="26" meta:word-count="137" meta:character-count="825" meta:non-whitespace-character-count="682"/>
  </office:meta>
</office:document-meta>
</file>